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To be or not to be that is the ques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.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oheootaqnbttu.eoie.obss.rett.nthi.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0:27:02.237035777</meta:creation-date>
    <dc:date>2019-02-20T10:32:28.960798599</dc:date>
    <meta:editing-duration>PT5M28S</meta:editing-duration>
    <meta:editing-cycles>1</meta:editing-cycles>
    <meta:document-statistic meta:table-count="1" meta:cell-count="37" meta:object-count="0"/>
    <meta:generator>LibreOffice/6.0.7.3$Linux_X86_64 LibreOffice_project/00m0$Build-3</meta:generator>
  </office:meta>
</office:document-meta>
</file>